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FT_corr_Athal_Infected_Matrix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fitIndices.Power</text:p>
          </table:table-cell>
          <table:table-cell table:style-name="ce1" office:value-type="string" calcext:value-type="string">
            <text:p>fitIndices.SFT.R.sq</text:p>
          </table:table-cell>
          <table:table-cell table:style-name="ce1" office:value-type="string" calcext:value-type="string">
            <text:p>fitIndices.slope</text:p>
          </table:table-cell>
          <table:table-cell table:style-name="ce1" office:value-type="string" calcext:value-type="string">
            <text:p>fitIndices.truncated.R.sq</text:p>
          </table:table-cell>
          <table:table-cell table:style-name="ce1" office:value-type="string" calcext:value-type="string">
            <text:p>fitIndices.mean.k.</text:p>
          </table:table-cell>
          <table:table-cell table:style-name="ce1" office:value-type="string" calcext:value-type="string">
            <text:p>fitIndices.median.k.</text:p>
          </table:table-cell>
          <table:table-cell table:style-name="ce1" office:value-type="string" calcext:value-type="string">
            <text:p>fitIndices.max.k.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9545724592872" calcext:value-type="float">
            <text:p>0.689545724592872</text:p>
          </table:table-cell>
          <table:table-cell office:value-type="float" office:value="6.92408483261063" calcext:value-type="float">
            <text:p>6.92408483261063</text:p>
          </table:table-cell>
          <table:table-cell office:value-type="float" office:value="0.988208866352423" calcext:value-type="float">
            <text:p>0.988208866352423</text:p>
          </table:table-cell>
          <table:table-cell office:value-type="float" office:value="10925.5594534197" calcext:value-type="float">
            <text:p>10925.5594534197</text:p>
          </table:table-cell>
          <table:table-cell office:value-type="float" office:value="11020.8717744959" calcext:value-type="float">
            <text:p>11020.8717744959</text:p>
          </table:table-cell>
          <table:table-cell office:value-type="float" office:value="12926.9796175097" calcext:value-type="float">
            <text:p>12926.979617509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8530625207528" calcext:value-type="float">
            <text:p>0.758530625207528</text:p>
          </table:table-cell>
          <table:table-cell office:value-type="float" office:value="3.76521115717537" calcext:value-type="float">
            <text:p>3.76521115717537</text:p>
          </table:table-cell>
          <table:table-cell office:value-type="float" office:value="0.970022372856915" calcext:value-type="float">
            <text:p>0.970022372856915</text:p>
          </table:table-cell>
          <table:table-cell office:value-type="float" office:value="7076.88239107175" calcext:value-type="float">
            <text:p>7076.88239107175</text:p>
          </table:table-cell>
          <table:table-cell office:value-type="float" office:value="7180.90182519902" calcext:value-type="float">
            <text:p>7180.90182519902</text:p>
          </table:table-cell>
          <table:table-cell office:value-type="float" office:value="9079.21486644617" calcext:value-type="float">
            <text:p>9079.214866446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4109481769279" calcext:value-type="float">
            <text:p>0.724109481769279</text:p>
          </table:table-cell>
          <table:table-cell office:value-type="float" office:value="2.27817166086728" calcext:value-type="float">
            <text:p>2.27817166086728</text:p>
          </table:table-cell>
          <table:table-cell office:value-type="float" office:value="0.89231291795233" calcext:value-type="float">
            <text:p>0.89231291795233</text:p>
          </table:table-cell>
          <table:table-cell office:value-type="float" office:value="5041.52717177284" calcext:value-type="float">
            <text:p>5041.52717177284</text:p>
          </table:table-cell>
          <table:table-cell office:value-type="float" office:value="5167.73079292792" calcext:value-type="float">
            <text:p>5167.73079292792</text:p>
          </table:table-cell>
          <table:table-cell office:value-type="float" office:value="6920.25930381038" calcext:value-type="float">
            <text:p>6920.2593038103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1416900141076" calcext:value-type="float">
            <text:p>0.631416900141076</text:p>
          </table:table-cell>
          <table:table-cell office:value-type="float" office:value="1.49340915087801" calcext:value-type="float">
            <text:p>1.49340915087801</text:p>
          </table:table-cell>
          <table:table-cell office:value-type="float" office:value="0.802682159181642" calcext:value-type="float">
            <text:p>0.802682159181642</text:p>
          </table:table-cell>
          <table:table-cell office:value-type="float" office:value="3808.98295004742" calcext:value-type="float">
            <text:p>3808.98295004742</text:p>
          </table:table-cell>
          <table:table-cell office:value-type="float" office:value="3944.10487106475" calcext:value-type="float">
            <text:p>3944.10487106475</text:p>
          </table:table-cell>
          <table:table-cell office:value-type="float" office:value="5589.90234744077" calcext:value-type="float">
            <text:p>5589.9023474407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8674911239365" calcext:value-type="float">
            <text:p>0.538674911239365</text:p>
          </table:table-cell>
          <table:table-cell office:value-type="float" office:value="1.05977730511741" calcext:value-type="float">
            <text:p>1.05977730511741</text:p>
          </table:table-cell>
          <table:table-cell office:value-type="float" office:value="0.74662519903055" calcext:value-type="float">
            <text:p>0.74662519903055</text:p>
          </table:table-cell>
          <table:table-cell office:value-type="float" office:value="2996.03791021645" calcext:value-type="float">
            <text:p>2996.03791021645</text:p>
          </table:table-cell>
          <table:table-cell office:value-type="float" office:value="3112.1813608402" calcext:value-type="float">
            <text:p>3112.1813608402</text:p>
          </table:table-cell>
          <table:table-cell office:value-type="float" office:value="4686.05611356068" calcext:value-type="float">
            <text:p>4686.0561135606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3974553013319" calcext:value-type="float">
            <text:p>0.373974553013319</text:p>
          </table:table-cell>
          <table:table-cell office:value-type="float" office:value="0.709725734626503" calcext:value-type="float">
            <text:p>0.709725734626503</text:p>
          </table:table-cell>
          <table:table-cell office:value-type="float" office:value="0.660306067803456" calcext:value-type="float">
            <text:p>0.660306067803456</text:p>
          </table:table-cell>
          <table:table-cell office:value-type="float" office:value="2427.13051298615" calcext:value-type="float">
            <text:p>2427.13051298615</text:p>
          </table:table-cell>
          <table:table-cell office:value-type="float" office:value="2518.03351358324" calcext:value-type="float">
            <text:p>2518.03351358324</text:p>
          </table:table-cell>
          <table:table-cell office:value-type="float" office:value="4051.14086175885" calcext:value-type="float">
            <text:p>4051.1408617588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6056483240448" calcext:value-type="float">
            <text:p>0.236056483240448</text:p>
          </table:table-cell>
          <table:table-cell office:value-type="float" office:value="0.475874552960798" calcext:value-type="float">
            <text:p>0.475874552960798</text:p>
          </table:table-cell>
          <table:table-cell office:value-type="float" office:value="0.610855378813312" calcext:value-type="float">
            <text:p>0.610855378813312</text:p>
          </table:table-cell>
          <table:table-cell office:value-type="float" office:value="2011.21832635515" calcext:value-type="float">
            <text:p>2011.21832635515</text:p>
          </table:table-cell>
          <table:table-cell office:value-type="float" office:value="2073.73378793524" calcext:value-type="float">
            <text:p>2073.73378793524</text:p>
          </table:table-cell>
          <table:table-cell office:value-type="float" office:value="3557.09303463612" calcext:value-type="float">
            <text:p>3557.0930346361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0468778828259" calcext:value-type="float">
            <text:p>0.120468778828259</text:p>
          </table:table-cell>
          <table:table-cell office:value-type="float" office:value="0.292319053372463" calcext:value-type="float">
            <text:p>0.292319053372463</text:p>
          </table:table-cell>
          <table:table-cell office:value-type="float" office:value="0.573207719916724" calcext:value-type="float">
            <text:p>0.573207719916724</text:p>
          </table:table-cell>
          <table:table-cell office:value-type="float" office:value="1696.73942350962" calcext:value-type="float">
            <text:p>1696.73942350962</text:p>
          </table:table-cell>
          <table:table-cell office:value-type="float" office:value="1732.37525410883" calcext:value-type="float">
            <text:p>1732.37525410883</text:p>
          </table:table-cell>
          <table:table-cell office:value-type="float" office:value="3161.53620566413" calcext:value-type="float">
            <text:p>3161.5362056641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57099690003112" calcext:value-type="float">
            <text:p>0.045709969000311</text:p>
          </table:table-cell>
          <table:table-cell office:value-type="float" office:value="0.160777366839533" calcext:value-type="float">
            <text:p>0.160777366839533</text:p>
          </table:table-cell>
          <table:table-cell office:value-type="float" office:value="0.580739523907175" calcext:value-type="float">
            <text:p>0.580739523907175</text:p>
          </table:table-cell>
          <table:table-cell office:value-type="float" office:value="1452.49233971865" calcext:value-type="float">
            <text:p>1452.49233971865</text:p>
          </table:table-cell>
          <table:table-cell office:value-type="float" office:value="1467.49676619044" calcext:value-type="float">
            <text:p>1467.49676619044</text:p>
          </table:table-cell>
          <table:table-cell office:value-type="float" office:value="2837.67217120968" calcext:value-type="float">
            <text:p>2837.6721712096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0634602683667" calcext:value-type="float">
            <text:p>0.003306346026837</text:p>
          </table:table-cell>
          <table:table-cell office:value-type="float" office:value="0.0402368016970286" calcext:value-type="float">
            <text:p>0.040236801697029</text:p>
          </table:table-cell>
          <table:table-cell office:value-type="float" office:value="0.600270629354096" calcext:value-type="float">
            <text:p>0.600270629354096</text:p>
          </table:table-cell>
          <table:table-cell office:value-type="float" office:value="1258.59299715906" calcext:value-type="float">
            <text:p>1258.59299715906</text:p>
          </table:table-cell>
          <table:table-cell office:value-type="float" office:value="1255.67687986194" calcext:value-type="float">
            <text:p>1255.67687986194</text:p>
          </table:table-cell>
          <table:table-cell office:value-type="float" office:value="2572.65148645247" calcext:value-type="float">
            <text:p>2572.6514864524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30634602683667" calcext:value-type="float">
            <text:p>0.003306346026837</text:p>
          </table:table-cell>
          <table:table-cell office:value-type="float" office:value="0.0402368016970286" calcext:value-type="float">
            <text:p>0.040236801697029</text:p>
          </table:table-cell>
          <table:table-cell office:value-type="float" office:value="0.600270629354096" calcext:value-type="float">
            <text:p>0.600270629354096</text:p>
          </table:table-cell>
          <table:table-cell office:value-type="float" office:value="1258.59299715906" calcext:value-type="float">
            <text:p>1258.59299715906</text:p>
          </table:table-cell>
          <table:table-cell office:value-type="float" office:value="1255.67687986194" calcext:value-type="float">
            <text:p>1255.67687986194</text:p>
          </table:table-cell>
          <table:table-cell office:value-type="float" office:value="2572.65148645247" calcext:value-type="float">
            <text:p>2572.6514864524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963153300665176" calcext:value-type="float">
            <text:p>0.009631533006652</text:p>
          </table:table-cell>
          <table:table-cell office:value-type="float" office:value="-0.0658756294269472" calcext:value-type="float">
            <text:p>-0.065875629426947</text:p>
          </table:table-cell>
          <table:table-cell office:value-type="float" office:value="0.631366896301005" calcext:value-type="float">
            <text:p>0.631366896301005</text:p>
          </table:table-cell>
          <table:table-cell office:value-type="float" office:value="1101.83023991958" calcext:value-type="float">
            <text:p>1101.83023991958</text:p>
          </table:table-cell>
          <table:table-cell office:value-type="float" office:value="1081.83028053866" calcext:value-type="float">
            <text:p>1081.83028053866</text:p>
          </table:table-cell>
          <table:table-cell office:value-type="float" office:value="2351.21586095176" calcext:value-type="float">
            <text:p>2351.2158609517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9557324097224" calcext:value-type="float">
            <text:p>0.057955732409722</text:p>
          </table:table-cell>
          <table:table-cell office:value-type="float" office:value="-0.153932457052911" calcext:value-type="float">
            <text:p>-0.153932457052911</text:p>
          </table:table-cell>
          <table:table-cell office:value-type="float" office:value="0.685042375265084" calcext:value-type="float">
            <text:p>0.685042375265084</text:p>
          </table:table-cell>
          <table:table-cell office:value-type="float" office:value="973.119748005048" calcext:value-type="float">
            <text:p>973.119748005048</text:p>
          </table:table-cell>
          <table:table-cell office:value-type="float" office:value="940.528402413541" calcext:value-type="float">
            <text:p>940.528402413541</text:p>
          </table:table-cell>
          <table:table-cell office:value-type="float" office:value="2161.05138989157" calcext:value-type="float">
            <text:p>2161.05138989157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4331244871663" calcext:value-type="float">
            <text:p>0.134331244871663</text:p>
          </table:table-cell>
          <table:table-cell office:value-type="float" office:value="-0.226432287546741" calcext:value-type="float">
            <text:p>-0.226432287546741</text:p>
          </table:table-cell>
          <table:table-cell office:value-type="float" office:value="0.753203171952159" calcext:value-type="float">
            <text:p>0.753203171952159</text:p>
          </table:table-cell>
          <table:table-cell office:value-type="float" office:value="866.032265346208" calcext:value-type="float">
            <text:p>866.032265346208</text:p>
          </table:table-cell>
          <table:table-cell office:value-type="float" office:value="824.376395983684" calcext:value-type="float">
            <text:p>824.376395983684</text:p>
          </table:table-cell>
          <table:table-cell office:value-type="float" office:value="1998.82771944393" calcext:value-type="float">
            <text:p>1998.82771944393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824217707569" calcext:value-type="float">
            <text:p>0.23824217707569</text:p>
          </table:table-cell>
          <table:table-cell office:value-type="float" office:value="-0.302281375064796" calcext:value-type="float">
            <text:p>-0.302281375064796</text:p>
          </table:table-cell>
          <table:table-cell office:value-type="float" office:value="0.824880290100138" calcext:value-type="float">
            <text:p>0.824880290100138</text:p>
          </table:table-cell>
          <table:table-cell office:value-type="float" office:value="775.904512650397" calcext:value-type="float">
            <text:p>775.904512650397</text:p>
          </table:table-cell>
          <table:table-cell office:value-type="float" office:value="727.266298019749" calcext:value-type="float">
            <text:p>727.266298019749</text:p>
          </table:table-cell>
          <table:table-cell office:value-type="float" office:value="1864.07808203697" calcext:value-type="float">
            <text:p>1864.0780820369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7461802943704" calcext:value-type="float">
            <text:p>0.337461802943704</text:p>
          </table:table-cell>
          <table:table-cell office:value-type="float" office:value="-0.367061337475986" calcext:value-type="float">
            <text:p>-0.367061337475986</text:p>
          </table:table-cell>
          <table:table-cell office:value-type="float" office:value="0.874901783180968" calcext:value-type="float">
            <text:p>0.874901783180968</text:p>
          </table:table-cell>
          <table:table-cell office:value-type="float" office:value="699.281712664293" calcext:value-type="float">
            <text:p>699.281712664293</text:p>
          </table:table-cell>
          <table:table-cell office:value-type="float" office:value="645.841148072529" calcext:value-type="float">
            <text:p>645.841148072529</text:p>
          </table:table-cell>
          <table:table-cell office:value-type="float" office:value="1745.25667632083" calcext:value-type="float">
            <text:p>1745.2566763208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2637792554387" calcext:value-type="float">
            <text:p>0.432637792554387</text:p>
          </table:table-cell>
          <table:table-cell office:value-type="float" office:value="-0.427777940279713" calcext:value-type="float">
            <text:p>-0.427777940279713</text:p>
          </table:table-cell>
          <table:table-cell office:value-type="float" office:value="0.908237743135945" calcext:value-type="float">
            <text:p>0.908237743135945</text:p>
          </table:table-cell>
          <table:table-cell office:value-type="float" office:value="633.556699198385" calcext:value-type="float">
            <text:p>633.556699198385</text:p>
          </table:table-cell>
          <table:table-cell office:value-type="float" office:value="577.043977862881" calcext:value-type="float">
            <text:p>577.043977862881</text:p>
          </table:table-cell>
          <table:table-cell office:value-type="float" office:value="1639.38000397999" calcext:value-type="float">
            <text:p>1639.38000397999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3367822751967" calcext:value-type="float">
            <text:p>0.513367822751967</text:p>
          </table:table-cell>
          <table:table-cell office:value-type="float" office:value="-0.478159095338562" calcext:value-type="float">
            <text:p>-0.478159095338562</text:p>
          </table:table-cell>
          <table:table-cell office:value-type="float" office:value="0.934993341162159" calcext:value-type="float">
            <text:p>0.934993341162159</text:p>
          </table:table-cell>
          <table:table-cell office:value-type="float" office:value="576.729724266776" calcext:value-type="float">
            <text:p>576.729724266776</text:p>
          </table:table-cell>
          <table:table-cell office:value-type="float" office:value="516.979965350156" calcext:value-type="float">
            <text:p>516.979965350156</text:p>
          </table:table-cell>
          <table:table-cell office:value-type="float" office:value="1544.43863425625" calcext:value-type="float">
            <text:p>1544.43863425625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0519689969686" calcext:value-type="float">
            <text:p>0.580519689969686</text:p>
          </table:table-cell>
          <table:table-cell office:value-type="float" office:value="-0.541432933375261" calcext:value-type="float">
            <text:p>-0.541432933375261</text:p>
          </table:table-cell>
          <table:table-cell office:value-type="float" office:value="0.949137277056967" calcext:value-type="float">
            <text:p>0.949137277056967</text:p>
          </table:table-cell>
          <table:table-cell office:value-type="float" office:value="527.244667382571" calcext:value-type="float">
            <text:p>527.244667382571</text:p>
          </table:table-cell>
          <table:table-cell office:value-type="float" office:value="465.178860308299" calcext:value-type="float">
            <text:p>465.178860308299</text:p>
          </table:table-cell>
          <table:table-cell office:value-type="float" office:value="1468.07731817927" calcext:value-type="float">
            <text:p>1468.07731817927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24649696190159" calcext:value-type="float">
            <text:p>0.624649696190159</text:p>
          </table:table-cell>
          <table:table-cell office:value-type="float" office:value="-0.614706941544227" calcext:value-type="float">
            <text:p>-0.614706941544227</text:p>
          </table:table-cell>
          <table:table-cell office:value-type="float" office:value="0.952444920033328" calcext:value-type="float">
            <text:p>0.952444920033328</text:p>
          </table:table-cell>
          <table:table-cell office:value-type="float" office:value="483.874921364998" calcext:value-type="float">
            <text:p>483.874921364998</text:p>
          </table:table-cell>
          <table:table-cell office:value-type="float" office:value="419.819745434371" calcext:value-type="float">
            <text:p>419.819745434371</text:p>
          </table:table-cell>
          <table:table-cell office:value-type="float" office:value="1407.17198270014" calcext:value-type="float">
            <text:p>1407.1719827001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63824588528767" calcext:value-type="float">
            <text:p>0.663824588528767</text:p>
          </table:table-cell>
          <table:table-cell office:value-type="float" office:value="-0.681609373880242" calcext:value-type="float">
            <text:p>-0.681609373880242</text:p>
          </table:table-cell>
          <table:table-cell office:value-type="float" office:value="0.953802762809049" calcext:value-type="float">
            <text:p>0.953802762809049</text:p>
          </table:table-cell>
          <table:table-cell office:value-type="float" office:value="445.64235374526" calcext:value-type="float">
            <text:p>445.64235374526</text:p>
          </table:table-cell>
          <table:table-cell office:value-type="float" office:value="380.853075827504" calcext:value-type="float">
            <text:p>380.853075827504</text:p>
          </table:table-cell>
          <table:table-cell office:value-type="float" office:value="1351.27782512739" calcext:value-type="float">
            <text:p>1351.27782512739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88522871597519" calcext:value-type="float">
            <text:p>0.688522871597519</text:p>
          </table:table-cell>
          <table:table-cell office:value-type="float" office:value="-0.739105725431636" calcext:value-type="float">
            <text:p>-0.739105725431636</text:p>
          </table:table-cell>
          <table:table-cell office:value-type="float" office:value="0.951474569250828" calcext:value-type="float">
            <text:p>0.951474569250828</text:p>
          </table:table-cell>
          <table:table-cell office:value-type="float" office:value="411.7587621066" calcext:value-type="float">
            <text:p>411.7587621066</text:p>
          </table:table-cell>
          <table:table-cell office:value-type="float" office:value="347.009973660653" calcext:value-type="float">
            <text:p>347.009973660653</text:p>
          </table:table-cell>
          <table:table-cell office:value-type="float" office:value="1299.76543950706" calcext:value-type="float">
            <text:p>1299.76543950706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11735275195748" calcext:value-type="float">
            <text:p>0.711735275195748</text:p>
          </table:table-cell>
          <table:table-cell office:value-type="float" office:value="-0.792533205328614" calcext:value-type="float">
            <text:p>-0.792533205328614</text:p>
          </table:table-cell>
          <table:table-cell office:value-type="float" office:value="0.952294826192063" calcext:value-type="float">
            <text:p>0.952294826192063</text:p>
          </table:table-cell>
          <table:table-cell office:value-type="float" office:value="381.582920889117" calcext:value-type="float">
            <text:p>381.582920889117</text:p>
          </table:table-cell>
          <table:table-cell office:value-type="float" office:value="316.979256172455" calcext:value-type="float">
            <text:p>316.979256172455</text:p>
          </table:table-cell>
          <table:table-cell office:value-type="float" office:value="1252.11008620715" calcext:value-type="float">
            <text:p>1252.11008620715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30023459431004" calcext:value-type="float">
            <text:p>0.730023459431004</text:p>
          </table:table-cell>
          <table:table-cell office:value-type="float" office:value="-0.839929850964243" calcext:value-type="float">
            <text:p>-0.839929850964243</text:p>
          </table:table-cell>
          <table:table-cell office:value-type="float" office:value="0.955302411381966" calcext:value-type="float">
            <text:p>0.955302411381966</text:p>
          </table:table-cell>
          <table:table-cell office:value-type="float" office:value="354.588622634712" calcext:value-type="float">
            <text:p>354.588622634712</text:p>
          </table:table-cell>
          <table:table-cell office:value-type="float" office:value="290.055099374342" calcext:value-type="float">
            <text:p>290.055099374342</text:p>
          </table:table-cell>
          <table:table-cell office:value-type="float" office:value="1207.87036886818" calcext:value-type="float">
            <text:p>1207.87036886818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51056877016087" calcext:value-type="float">
            <text:p>0.751056877016087</text:p>
          </table:table-cell>
          <table:table-cell office:value-type="float" office:value="-0.886412375932654" calcext:value-type="float">
            <text:p>-0.886412375932654</text:p>
          </table:table-cell>
          <table:table-cell office:value-type="float" office:value="0.960509159880473" calcext:value-type="float">
            <text:p>0.960509159880473</text:p>
          </table:table-cell>
          <table:table-cell office:value-type="float" office:value="330.34059398485" calcext:value-type="float">
            <text:p>330.34059398485</text:p>
          </table:table-cell>
          <table:table-cell office:value-type="float" office:value="265.62154458148" calcext:value-type="float">
            <text:p>265.62154458148</text:p>
          </table:table-cell>
          <table:table-cell office:value-type="float" office:value="1166.67198549169" calcext:value-type="float">
            <text:p>1166.67198549169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71959081480333" calcext:value-type="float">
            <text:p>0.771959081480333</text:p>
          </table:table-cell>
          <table:table-cell office:value-type="float" office:value="-0.924520886032687" calcext:value-type="float">
            <text:p>-0.924520886032687</text:p>
          </table:table-cell>
          <table:table-cell office:value-type="float" office:value="0.965736513314269" calcext:value-type="float">
            <text:p>0.965736513314269</text:p>
          </table:table-cell>
          <table:table-cell office:value-type="float" office:value="308.476132824627" calcext:value-type="float">
            <text:p>308.476132824627</text:p>
          </table:table-cell>
          <table:table-cell office:value-type="float" office:value="244.161477294287" calcext:value-type="float">
            <text:p>244.161477294287</text:p>
          </table:table-cell>
          <table:table-cell office:value-type="float" office:value="1128.19518737817" calcext:value-type="float">
            <text:p>1128.19518737817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6906779000022" calcext:value-type="float">
            <text:p>0.786906779000022</text:p>
          </table:table-cell>
          <table:table-cell office:value-type="float" office:value="-0.964808904856952" calcext:value-type="float">
            <text:p>-0.964808904856952</text:p>
          </table:table-cell>
          <table:table-cell office:value-type="float" office:value="0.967741969011136" calcext:value-type="float">
            <text:p>0.967741969011136</text:p>
          </table:table-cell>
          <table:table-cell office:value-type="float" office:value="288.690956494334" calcext:value-type="float">
            <text:p>288.690956494334</text:p>
          </table:table-cell>
          <table:table-cell office:value-type="float" office:value="224.624538702446" calcext:value-type="float">
            <text:p>224.624538702446</text:p>
          </table:table-cell>
          <table:table-cell office:value-type="float" office:value="1092.42760291742" calcext:value-type="float">
            <text:p>1092.42760291742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0.799718185552651" calcext:value-type="float">
            <text:p>0.799718185552651</text:p>
          </table:table-cell>
          <table:table-cell table:style-name="ce3" office:value-type="float" office:value="-1.00272711164643" calcext:value-type="float">
            <text:p>-1.00272711164643</text:p>
          </table:table-cell>
          <table:table-cell table:style-name="ce3" office:value-type="float" office:value="0.967773184619119" calcext:value-type="float">
            <text:p>0.967773184619119</text:p>
          </table:table-cell>
          <table:table-cell table:style-name="ce3" office:value-type="float" office:value="270.72818695821" calcext:value-type="float">
            <text:p>270.72818695821</text:p>
          </table:table-cell>
          <table:table-cell table:style-name="ce3" office:value-type="float" office:value="207.470185316672" calcext:value-type="float">
            <text:p>207.470185316672</text:p>
          </table:table-cell>
          <table:table-cell table:style-name="ce3" office:value-type="float" office:value="1060.0263787798" calcext:value-type="float">
            <text:p>1060.0263787798</text:p>
          </table:table-cell>
          <table:table-cell table:style-name="ce3"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10552461184191" calcext:value-type="float">
            <text:p>0.810552461184191</text:p>
          </table:table-cell>
          <table:table-cell office:value-type="float" office:value="-1.04059476770149" calcext:value-type="float">
            <text:p>-1.04059476770149</text:p>
          </table:table-cell>
          <table:table-cell office:value-type="float" office:value="0.968929916156062" calcext:value-type="float">
            <text:p>0.968929916156062</text:p>
          </table:table-cell>
          <table:table-cell office:value-type="float" office:value="254.369698789434" calcext:value-type="float">
            <text:p>254.369698789434</text:p>
          </table:table-cell>
          <table:table-cell office:value-type="float" office:value="191.596262199517" calcext:value-type="float">
            <text:p>191.596262199517</text:p>
          </table:table-cell>
          <table:table-cell office:value-type="float" office:value="1029.52679973584" calcext:value-type="float">
            <text:p>1029.5267997358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22463453114264" calcext:value-type="float">
            <text:p>0.822463453114264</text:p>
          </table:table-cell>
          <table:table-cell office:value-type="float" office:value="-1.07551406441683" calcext:value-type="float">
            <text:p>-1.07551406441683</text:p>
          </table:table-cell>
          <table:table-cell office:value-type="float" office:value="0.970892503178038" calcext:value-type="float">
            <text:p>0.970892503178038</text:p>
          </table:table-cell>
          <table:table-cell office:value-type="float" office:value="239.429265195256" calcext:value-type="float">
            <text:p>239.429265195256</text:p>
          </table:table-cell>
          <table:table-cell office:value-type="float" office:value="177.446840664968" calcext:value-type="float">
            <text:p>177.446840664968</text:p>
          </table:table-cell>
          <table:table-cell office:value-type="float" office:value="1000.75623363093" calcext:value-type="float">
            <text:p>1000.75623363093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0.836064155097226" calcext:value-type="float">
            <text:p>0.836064155097226</text:p>
          </table:table-cell>
          <table:table-cell table:style-name="ce3" office:value-type="float" office:value="-1.10818342850917" calcext:value-type="float">
            <text:p>-1.10818342850917</text:p>
          </table:table-cell>
          <table:table-cell table:style-name="ce3" office:value-type="float" office:value="0.974278371292187" calcext:value-type="float">
            <text:p>0.974278371292187</text:p>
          </table:table-cell>
          <table:table-cell table:style-name="ce3" office:value-type="float" office:value="225.747085376483" calcext:value-type="float">
            <text:p>225.747085376483</text:p>
          </table:table-cell>
          <table:table-cell table:style-name="ce3" office:value-type="float" office:value="164.618140704537" calcext:value-type="float">
            <text:p>164.618140704537</text:p>
          </table:table-cell>
          <table:table-cell table:style-name="ce3" office:value-type="float" office:value="973.563064638187" calcext:value-type="float">
            <text:p>973.563064638187</text:p>
          </table:table-cell>
          <table:table-cell table:style-name="ce3"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21T16:43:12.877476333</dc:date>
    <meta:editing-duration>PT20M44S</meta:editing-duration>
    <meta:editing-cycles>2</meta:editing-cycles>
    <meta:generator>LibreOffice/7.0.4.2$Linux_X86_64 LibreOffice_project/00$Build-2</meta:generator>
    <meta:document-statistic meta:table-count="2" meta:cell-count="224" meta:object-count="0"/>
  </office:meta>
</office:document-meta>
</file>